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dddddd" draw:textarea-horizontal-align="justify" draw:textarea-vertical-align="middle" draw:auto-grow-height="false" fo:min-height="2.818cm" fo:min-width="38.868cm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42.45cm" fo:min-width="14.681cm"/>
    </style:style>
    <style:style style:name="gr3" style:family="graphic" style:parent-style-name="standard">
      <style:graphic-properties svg:stroke-color="#808080" draw:fill-color="#eeeeee" draw:textarea-horizontal-align="justify" draw:textarea-vertical-align="middle" draw:auto-grow-height="false" fo:min-height="42.45cm" fo:min-width="29.8cm"/>
    </style:style>
    <style:style style:name="gr4" style:family="graphic" style:parent-style-name="objectwithoutfill">
      <style:graphic-properties svg:stroke-width="0.1cm" svg:stroke-color="#0099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808080" draw:fill-color="#dddddd" draw:textarea-horizontal-align="justify" draw:textarea-vertical-align="middle" draw:auto-grow-height="false" fo:min-height="8.324cm" fo:min-width="15.774cm"/>
    </style:style>
    <style:style style:name="gr7" style:family="graphic" style:parent-style-name="objectwithoutfill">
      <style:graphic-properties svg:stroke-width="0.1cm" svg:stroke-color="#6666ff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808080" draw:fill-color="#eeeeee" draw:textarea-horizontal-align="justify" draw:textarea-vertical-align="middle" draw:auto-grow-height="false" fo:min-height="14.884cm" fo:min-width="2.8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248cm" fo:min-width="0.998cm" fo:padding-top="0.175cm" fo:padding-bottom="0.175cm" fo:padding-left="0.3cm" fo:padding-right="0.3cm"/>
    </style:style>
    <style:style style:name="gr1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2.35cm" fo:min-width="3.5cm" draw:shadow="visible"/>
    </style:style>
    <style:style style:name="gr1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8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5cm" fo:min-width="0cm"/>
    </style:style>
    <style:style style:name="gr16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32cm" fo:min-width="0.998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18" style:family="graphic" style:parent-style-name="standard">
      <style:graphic-properties svg:stroke-width="0.1cm" svg:stroke-color="#000000" draw:marker-start-width="0.3cm" draw:marker-end-width="0.3cm" draw:fill-color="#ffffff" draw:textarea-horizontal-align="justify" draw:textarea-vertical-align="middle" draw:auto-grow-height="false" fo:min-height="1.236cm" fo:min-width="0.986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3cm" draw:marker-end-width="0.3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86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-color="#ffffff" draw:textarea-horizontal-align="justify" draw:textarea-vertical-align="middle" draw:auto-grow-height="false" fo:min-height="3.35cm" fo:min-width="2.17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6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7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28" style:family="graphic" style:parent-style-name="standard">
      <style:graphic-properties svg:stroke-color="#808080" draw:fill-color="#eeeeee" draw:textarea-horizontal-align="justify" draw:textarea-vertical-align="middle" draw:auto-grow-height="false" fo:min-height="42.45cm" fo:min-width="4.204cm"/>
    </style:style>
    <style:style style:name="gr29" style:family="graphic" style:parent-style-name="standard">
      <style:graphic-properties svg:stroke-color="#808080" draw:fill-color="#dddddd" draw:textarea-horizontal-align="justify" draw:textarea-vertical-align="middle" draw:auto-grow-height="false" fo:min-height="10.45cm" fo:min-width="1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756cm"/>
    </style:style>
    <style:style style:name="gr31" style:family="graphic" style:parent-style-name="objectwithoutfill">
      <style:graphic-properties draw:stroke="solid" draw:stroke-dash="Fine_20_Dashed" svg:stroke-width="0.1cm" svg:stroke-color="#000000" draw:marker-start-width="0.5cm" draw:marker-end="Dimension_20_Lines" draw:marker-end-width="0.9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7.9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4.0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389cm"/>
    </style:style>
    <style:style style:name="gr37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4.75cm" fo:min-width="1.85cm" fo:padding-top="0.175cm" fo:padding-bottom="0.175cm" fo:padding-left="0.3cm" fo:padding-right="0.3cm" draw:shadow="hidden"/>
    </style:style>
    <style:style style:name="gr39" style:family="graphic" style:parent-style-name="standard">
      <style:graphic-properties draw:stroke="none" svg:stroke-width="0.1cm" svg:stroke-color="#000000" draw:marker-start-width="0.5cm" draw:marker-end-width="0.5cm" draw:fill="solid" draw:fill-color="#000000" draw:textarea-horizontal-align="left" draw:textarea-vertical-align="middle" draw:auto-grow-height="true" draw:auto-grow-width="true" fo:min-height="1.423cm" fo:min-width="6.128cm" draw:shadow="hidden"/>
    </style:style>
    <style:style style:name="gr40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656cm" fo:min-width="2.748cm" fo:padding-top="0.175cm" fo:padding-bottom="0.175cm" fo:padding-left="0.3cm" fo:padding-right="0.3cm"/>
    </style:style>
    <style:style style:name="gr41" style:family="graphic" style:parent-style-name="objectwithoutfill">
      <style:graphic-properties draw:stroke="dash" draw:stroke-dash="Fine_20_Dashed"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1.155cm" fo:min-width="0.88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draw:fill="none" fo:min-height="1.226cm"/>
    </style:style>
    <style:style style:name="gr45" style:family="graphic" style:parent-style-name="standard">
      <style:graphic-properties draw:stroke="none" draw:fill="none" fo:min-height="1.246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000000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eeeeee"/>
      <style:text-properties fo:font-size="24pt" fo:font-style="italic" style:font-size-asian="24pt" style:font-style-asian="italic" style:font-size-complex="24pt" style:font-style-complex="italic"/>
    </style:style>
    <style:style style:name="P14" style:family="paragraph"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loext:graphic-properties draw:fill="none"/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style:style style:name="T9" style:family="text">
      <style:text-properties style:text-position="sub 58%" style:font-name="Liberation Sans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7cm" svg:height="3.4cm" svg:x="14.486cm" svg:y="2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181cm" svg:height="42.7cm" svg:x="45.319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0.3cm" svg:height="42.7cm" svg:x="14.6cm" svg:y="7.5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18.535cm" svg:x1="41.686cm" svg:y1="5.416cm" svg:x2="17.707cm" svg:y2="45cm" draw:start-shape="id1" draw:start-glue-point="2" svg:d="M41686 5416v38577h-23979v1007" svg:viewBox="0 0 23980 39585">
          <text:p/>
        </draw:connector>
        <draw:connector draw:style-name="gr4" draw:text-style-name="P3" draw:layer="layout" draw:line-skew="16.614cm" svg:x1="38.786cm" svg:y1="5.416cm" svg:x2="17.707cm" svg:y2="41cm" draw:start-shape="id2" draw:start-glue-point="2" svg:d="M38786 5416v34656h-21079v928" svg:viewBox="0 0 21080 35585">
          <text:p/>
        </draw:connector>
        <draw:connector draw:style-name="gr4" draw:text-style-name="P3" draw:layer="layout" draw:line-skew="14.523cm" svg:x1="35.686cm" svg:y1="5.516cm" svg:x2="17.732cm" svg:y2="37cm" draw:start-shape="id3" draw:start-glue-point="2" svg:d="M35686 5516v30515h-17954v969" svg:viewBox="0 0 17955 31485">
          <text:p/>
        </draw:connector>
        <draw:connector draw:style-name="gr5" draw:text-style-name="P3" draw:layer="layout" draw:line-skew="11.585cm" svg:x1="32.686cm" svg:y1="5.416cm" svg:x2="17.707cm" svg:y2="31cm" draw:start-shape="id4" draw:start-glue-point="2" svg:d="M32686 5416v24627h-14979v957" svg:viewBox="0 0 14980 25585">
          <text:p/>
        </draw:connector>
        <draw:connector draw:style-name="gr5" draw:text-style-name="P3" draw:layer="layout" draw:line-skew="9.616cm" svg:x1="29.686cm" svg:y1="5.416cm" svg:x2="17.707cm" svg:y2="27cm" draw:start-shape="id5" draw:start-glue-point="2" svg:d="M29686 5416v20658h-11979v926" svg:viewBox="0 0 11980 21585">
          <text:p/>
        </draw:connector>
        <draw:connector draw:style-name="gr5" draw:text-style-name="P3" draw:layer="layout" draw:line-skew="7.649cm" svg:x1="26.686cm" svg:y1="5.316cm" svg:x2="17.707cm" svg:y2="23cm" draw:start-shape="id6" draw:start-glue-point="2" svg:d="M26686 5316v16741h-8979v943" svg:viewBox="0 0 8980 17685">
          <text:p/>
        </draw:connector>
        <draw:custom-shape draw:style-name="gr6" draw:text-style-name="P1" draw:layer="layout" svg:width="17.2cm" svg:height="9.5cm" svg:x="24cm" svg:y="3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7.2cm" svg:height="9.5cm" svg:x="24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line-skew="4.537cm" svg:x1="23.686cm" svg:y1="5.416cm" svg:x2="17.707cm" svg:y2="17cm" draw:start-shape="id7" draw:start-glue-point="2" svg:d="M23686 5416v10579h-5979v1005" svg:viewBox="0 0 5980 11585">
          <text:p/>
        </draw:connector>
        <draw:custom-shape draw:style-name="gr6" draw:text-style-name="P1" draw:layer="layout" svg:width="17.2cm" svg:height="9.5cm" svg:x="24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.753cm" svg:height="15.5cm" svg:x="1.147cm" svg:y="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line-skew="2.592cm" svg:x1="20.686cm" svg:y1="5.416cm" svg:x2="17.707cm" svg:y2="13cm" draw:start-shape="id8" draw:start-glue-point="2" svg:d="M20686 5416v6634h-2979v950" svg:viewBox="0 0 2980 7585">
          <text:p/>
        </draw:connector>
        <draw:connector draw:style-name="gr7" draw:text-style-name="P3" draw:layer="layout" draw:line-skew="0.054cm" svg:x1="17.686cm" svg:y1="5.416cm" svg:x2="17.91cm" svg:y2="9cm" draw:start-shape="id9" draw:start-glue-point="2" draw:end-shape="id10" draw:end-glue-point="0" svg:d="M17686 5416v1846h224v1738" svg:viewBox="0 0 225 3585">
          <text:p/>
        </draw:connector>
        <draw:frame draw:style-name="gr9" draw:text-style-name="P4" xml:id="id29" draw:id="id29" draw:layer="layout" svg:width="2cm" svg:height="1.505cm" svg:x="31.07cm" svg:y="13.5cm">
          <draw:text-box>
            <text:p><text:span text:style-name="T1">M</text:span><text:span text:style-name="T2">1</text:span><text:span text:style-name="T3">A</text:span></text:p>
          </draw:text-box>
        </draw:frame>
        <draw:connector draw:style-name="gr10" draw:text-style-name="P3" draw:layer="layout" draw:type="lines" draw:line-skew="0cm -0.749cm" svg:x1="23.345cm" svg:y1="10.295cm" svg:x2="28.12cm" svg:y2="13.2cm" draw:start-shape="id11" draw:start-glue-point="1" draw:end-shape="id12" draw:end-glue-point="4" svg:d="M23345 10295h500l4275 1605v1300" svg:viewBox="0 0 4776 2906">
          <text:p/>
        </draw:connector>
        <draw:custom-shape draw:style-name="gr11" draw:text-style-name="P5" xml:id="id12" draw:id="id12" draw:layer="layout" svg:width="2.1cm" svg:height="2.1cm" svg:x="27.07cm" svg:y="13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0" draw:text-style-name="P3" draw:layer="layout" draw:type="lines" svg:x1="19.91cm" svg:y1="10.3cm" svg:x2="21.958cm" svg:y2="10.295cm" draw:start-shape="id10" draw:start-glue-point="1" draw:end-shape="id11" svg:d="M19910 10300h701l847-5h500" svg:viewBox="0 0 2049 6">
          <text:p/>
        </draw:connector>
        <draw:g>
          <draw:custom-shape draw:style-name="gr12" draw:text-style-name="P5" xml:id="id10" draw:id="id10" draw:layer="layout" svg:width="4cm" svg:height="2.6cm" svg:x="15.91cm" svg:y="9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114cm" draw:transform="rotate (1.07145762779932) translate (16.11cm 11.3cm)" svg:viewBox="0 0 3432 2115" svg:d="M0 0c1253 0 3432 2115 3432 2115">
            <text:p/>
          </draw:path>
        </draw:g>
        <draw:frame draw:style-name="gr14" draw:text-style-name="P4" xml:id="id14" draw:id="id14" draw:layer="layout" svg:width="1.387cm" svg:height="1.405cm" svg:x="21.958cm" svg:y="13.593cm">
          <draw:text-box>
            <text:p><text:span text:style-name="T1">R</text:span><text:span text:style-name="T2">2</text:span></text:p>
          </draw:text-box>
        </draw:frame>
        <draw:connector draw:style-name="gr10" draw:text-style-name="P3" draw:layer="layout" draw:type="lines" svg:x1="19.91cm" svg:y1="14.3cm" svg:x2="21.958cm" svg:y2="14.295cm" draw:start-shape="id13" draw:start-glue-point="1" draw:end-shape="id14" svg:d="M19910 14300h701l847-5h500" svg:viewBox="0 0 2049 6">
          <text:p/>
        </draw:connector>
        <draw:g>
          <draw:custom-shape draw:style-name="gr12" draw:text-style-name="P5" xml:id="id13" draw:id="id13" draw:layer="layout" svg:width="4cm" svg:height="2.6cm" svg:x="15.91cm" svg:y="13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173cm" draw:transform="rotate (1.07145762779932) translate (16.11cm 15.3cm)" svg:viewBox="0 0 3432 2174" svg:d="M0 0c1601 2726 3432 2115 3432 2115">
            <text:p/>
          </draw:path>
        </draw:g>
        <draw:frame draw:style-name="gr14" draw:text-style-name="P4" xml:id="id16" draw:id="id16" draw:layer="layout" svg:width="1.387cm" svg:height="1.405cm" svg:x="21.958cm" svg:y="17.593cm">
          <draw:text-box>
            <text:p><text:span text:style-name="T1">R</text:span><text:span text:style-name="T2">3</text:span></text:p>
          </draw:text-box>
        </draw:frame>
        <draw:connector draw:style-name="gr10" draw:text-style-name="P3" draw:layer="layout" draw:type="lines" svg:x1="19.91cm" svg:y1="18.3cm" svg:x2="21.958cm" svg:y2="18.295cm" draw:start-shape="id15" draw:start-glue-point="1" draw:end-shape="id16" svg:d="M19910 18300h701l847-5h500" svg:viewBox="0 0 2049 6">
          <text:p/>
        </draw:connector>
        <draw:g>
          <draw:custom-shape draw:style-name="gr12" draw:text-style-name="P5" xml:id="id15" draw:id="id15" draw:layer="layout" svg:width="4cm" svg:height="2.6cm" svg:x="15.91cm" svg:y="17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223cm" draw:transform="rotate (1.07145762779932) translate (16.0142230041576cm 19.2477589992635cm)" svg:viewBox="0 0 3432 2224" svg:d="M0 109c2016-689 3432 2115 3432 2115">
            <text:p/>
          </draw:path>
        </draw:g>
        <draw:frame draw:style-name="gr14" draw:text-style-name="P4" xml:id="id18" draw:id="id18" draw:layer="layout" svg:width="1.387cm" svg:height="1.405cm" svg:x="21.958cm" svg:y="23.593cm">
          <draw:text-box>
            <text:p><text:span text:style-name="T1">R</text:span><text:span text:style-name="T2">1</text:span></text:p>
          </draw:text-box>
        </draw:frame>
        <draw:connector draw:style-name="gr10" draw:text-style-name="P3" draw:layer="layout" draw:type="lines" svg:x1="19.91cm" svg:y1="24.3cm" svg:x2="21.958cm" svg:y2="24.295cm" draw:start-shape="id17" draw:start-glue-point="1" draw:end-shape="id18" svg:d="M19910 24300h701l847-5h500" svg:viewBox="0 0 2049 6">
          <text:p/>
        </draw:connector>
        <draw:g>
          <draw:custom-shape draw:style-name="gr12" draw:text-style-name="P5" xml:id="id17" draw:id="id17" draw:layer="layout" svg:width="4cm" svg:height="2.6cm" svg:x="15.91cm" svg:y="23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2.406cm" svg:height="2.741cm" draw:transform="rotate (1.07145762779932) translate (16.11cm 25.3cm)" svg:viewBox="0 0 2407 2742" svg:d="M0 0c1785 1601 2407 2742 2407 2742">
            <text:p/>
          </draw:path>
        </draw:g>
        <draw:frame draw:style-name="gr14" draw:text-style-name="P4" xml:id="id20" draw:id="id20" draw:layer="layout" svg:width="1.387cm" svg:height="1.405cm" svg:x="21.958cm" svg:y="27.593cm">
          <draw:text-box>
            <text:p><text:span text:style-name="T1">R</text:span><text:span text:style-name="T2">2</text:span></text:p>
          </draw:text-box>
        </draw:frame>
        <draw:connector draw:style-name="gr10" draw:text-style-name="P3" draw:layer="layout" draw:type="lines" svg:x1="19.91cm" svg:y1="28.3cm" svg:x2="21.958cm" svg:y2="28.295cm" draw:start-shape="id19" draw:start-glue-point="1" draw:end-shape="id20" svg:d="M19910 28300h701l847-5h500" svg:viewBox="0 0 2049 6">
          <text:p/>
        </draw:connector>
        <draw:g>
          <draw:custom-shape draw:style-name="gr12" draw:text-style-name="P5" xml:id="id19" draw:id="id19" draw:layer="layout" svg:width="4cm" svg:height="2.6cm" svg:x="15.91cm" svg:y="27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114cm" draw:transform="rotate (1.07145762779932) translate (16.11cm 29.3cm)" svg:viewBox="0 0 3432 2115" svg:d="M0 0c1218 2024 2319 284 3432 2115">
            <text:p/>
          </draw:path>
        </draw:g>
        <draw:frame draw:style-name="gr14" draw:text-style-name="P4" xml:id="id22" draw:id="id22" draw:layer="layout" svg:width="1.387cm" svg:height="1.405cm" svg:x="21.958cm" svg:y="31.593cm">
          <draw:text-box>
            <text:p><text:span text:style-name="T1">R</text:span><text:span text:style-name="T2">3</text:span></text:p>
          </draw:text-box>
        </draw:frame>
        <draw:connector draw:style-name="gr10" draw:text-style-name="P3" draw:layer="layout" draw:type="lines" svg:x1="19.91cm" svg:y1="32.3cm" svg:x2="21.958cm" svg:y2="32.295cm" draw:start-shape="id21" draw:start-glue-point="1" draw:end-shape="id22" svg:d="M19910 32300h701l847-5h500" svg:viewBox="0 0 2049 6">
          <text:p/>
        </draw:connector>
        <draw:g>
          <draw:custom-shape draw:style-name="gr12" draw:text-style-name="P5" xml:id="id21" draw:id="id21" draw:layer="layout" svg:width="4cm" svg:height="2.6cm" svg:x="15.91cm" svg:y="31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59cm" svg:height="2.167cm" draw:transform="rotate (1.07145762779932) translate (16.11cm 33.3cm)" svg:viewBox="0 0 3460 2168" svg:d="M0 0c1912 2670 1569 579 3460 2168">
            <text:p/>
          </draw:path>
        </draw:g>
        <draw:g>
          <draw:frame draw:style-name="gr15" draw:text-style-name="P4" xml:id="id59" draw:id="id59" draw:layer="layout" svg:width="1.535cm" svg:height="1.405cm" svg:x="2.1cm" svg:y="23.6cm">
            <draw:text-box>
              <text:p><text:span text:style-name="T1">S</text:span><text:span text:style-name="T2">1</text:span></text:p>
            </draw:text-box>
          </draw:frame>
          <draw:frame draw:style-name="gr15" draw:text-style-name="P4" xml:id="id58" draw:id="id58" draw:layer="layout" svg:width="1.535cm" svg:height="1.405cm" svg:x="2.2cm" svg:y="27.7cm">
            <draw:text-box>
              <text:p><text:span text:style-name="T1">S</text:span><text:span text:style-name="T2">2</text:span></text:p>
            </draw:text-box>
          </draw:frame>
          <draw:frame draw:style-name="gr15" draw:text-style-name="P4" xml:id="id57" draw:id="id57" draw:layer="layout" svg:width="1.535cm" svg:height="1.405cm" svg:x="2.2cm" svg:y="31.695cm">
            <draw:text-box>
              <text:p><text:span text:style-name="T1">S</text:span><text:span text:style-name="T2">3</text:span></text:p>
            </draw:text-box>
          </draw:frame>
        </draw:g>
        <draw:frame draw:style-name="gr14" draw:text-style-name="P4" xml:id="id24" draw:id="id24" draw:layer="layout" svg:width="1.387cm" svg:height="1.405cm" svg:x="21.983cm" svg:y="37.593cm">
          <draw:text-box>
            <text:p><text:span text:style-name="T1">R</text:span><text:span text:style-name="T2">1</text:span></text:p>
          </draw:text-box>
        </draw:frame>
        <draw:connector draw:style-name="gr10" draw:text-style-name="P3" draw:layer="layout" draw:type="lines" svg:x1="19.935cm" svg:y1="38.3cm" svg:x2="21.983cm" svg:y2="38.295cm" draw:start-shape="id23" draw:start-glue-point="1" draw:end-shape="id24" svg:d="M19935 38300h701l847-5h500" svg:viewBox="0 0 2049 6">
          <text:p/>
        </draw:connector>
        <draw:g>
          <draw:custom-shape draw:style-name="gr12" draw:text-style-name="P5" xml:id="id23" draw:id="id23" draw:layer="layout" svg:width="4cm" svg:height="2.6cm" svg:x="15.935cm" svg:y="37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114cm" draw:transform="rotate (1.07145762779932) translate (16.135cm 39.3cm)" svg:viewBox="0 0 3432 2115" svg:d="M0 0c448 821 1980-129 3432 2115">
            <text:p/>
          </draw:path>
        </draw:g>
        <draw:frame draw:style-name="gr14" draw:text-style-name="P4" xml:id="id26" draw:id="id26" draw:layer="layout" svg:width="1.387cm" svg:height="1.405cm" svg:x="21.958cm" svg:y="41.593cm">
          <draw:text-box>
            <text:p><text:span text:style-name="T1">R</text:span><text:span text:style-name="T2">2</text:span></text:p>
          </draw:text-box>
        </draw:frame>
        <draw:connector draw:style-name="gr10" draw:text-style-name="P3" draw:layer="layout" draw:type="lines" svg:x1="19.91cm" svg:y1="42.3cm" svg:x2="21.958cm" svg:y2="42.295cm" draw:start-shape="id25" draw:start-glue-point="1" draw:end-shape="id26" svg:d="M19910 42300h701l847-5h500" svg:viewBox="0 0 2049 6">
          <text:p/>
        </draw:connector>
        <draw:g>
          <draw:custom-shape draw:style-name="gr12" draw:text-style-name="P5" xml:id="id25" draw:id="id25" draw:layer="layout" svg:width="4cm" svg:height="2.6cm" svg:x="15.91cm" svg:y="41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2.885cm" svg:height="2.366cm" draw:transform="rotate (1.07145762779932) translate (16.11cm 43.3cm)" svg:viewBox="0 0 2886 2367" svg:d="M0 0c2168 1050 2607 2064 2886 2367">
            <text:p/>
          </draw:path>
        </draw:g>
        <draw:frame draw:style-name="gr14" draw:text-style-name="P4" xml:id="id28" draw:id="id28" draw:layer="layout" svg:width="1.387cm" svg:height="1.405cm" svg:x="21.958cm" svg:y="45.593cm">
          <draw:text-box>
            <text:p><text:span text:style-name="T1">R</text:span><text:span text:style-name="T2">3</text:span></text:p>
          </draw:text-box>
        </draw:frame>
        <draw:connector draw:style-name="gr10" draw:text-style-name="P3" draw:layer="layout" draw:type="lines" svg:x1="19.91cm" svg:y1="46.3cm" svg:x2="21.958cm" svg:y2="46.295cm" draw:start-shape="id27" draw:start-glue-point="1" draw:end-shape="id28" svg:d="M19910 46300h701l847-5h500" svg:viewBox="0 0 2049 6">
          <text:p/>
        </draw:connector>
        <draw:g>
          <draw:custom-shape draw:style-name="gr12" draw:text-style-name="P5" xml:id="id27" draw:id="id27" draw:layer="layout" svg:width="4cm" svg:height="2.6cm" svg:x="15.91cm" svg:y="45cm">
            <text:p/>
            <draw:enhanced-geometry svg:viewBox="0 0 21600 21600" draw:type="rectangle" draw:enhanced-path="M 0 0 L 21600 0 21600 21600 0 21600 0 0 Z N"/>
          </draw:custom-shape>
          <draw:path draw:style-name="gr13" draw:text-style-name="P3" draw:layer="layout" svg:width="3.431cm" svg:height="2.114cm" draw:transform="rotate (1.07145762779932) translate (16.11cm 47.3cm)" svg:viewBox="0 0 3432 2115" svg:d="M0 0c1253 0 3432 2115 3432 2115">
            <text:p/>
          </draw:path>
        </draw:g>
        <draw:connector draw:style-name="gr10" draw:text-style-name="P3" draw:layer="layout" draw:type="lines" draw:line-skew="0cm 0.649cm" svg:x1="23.345cm" svg:y1="18.3cm" svg:x2="28.12cm" svg:y2="15.3cm" draw:end-shape="id12" svg:d="M23345 18300l4775-1800v-1200" svg:viewBox="0 0 4776 3001">
          <text:p/>
        </draw:connector>
        <draw:connector draw:style-name="gr10" draw:text-style-name="P3" draw:layer="layout" draw:type="lines" svg:x1="23.345cm" svg:y1="14.3cm" svg:x2="27.07cm" svg:y2="14.25cm" draw:end-shape="id12" draw:end-glue-point="6" svg:d="M23345 14300l3175-50h550" svg:viewBox="0 0 3726 51">
          <text:p/>
        </draw:connector>
        <draw:connector draw:style-name="gr10" draw:text-style-name="P3" draw:layer="layout" draw:type="line" svg:x1="29.17cm" svg:y1="14.25cm" svg:x2="31.07cm" svg:y2="14.252cm" draw:start-shape="id12" draw:start-glue-point="10" draw:end-shape="id29" draw:end-glue-point="3" svg:d="M29170 14250l1900 2" svg:viewBox="0 0 1901 3">
          <text:p/>
        </draw:connector>
        <draw:custom-shape draw:style-name="gr16" draw:text-style-name="P5" xml:id="id30" draw:id="id30" draw:layer="layout" svg:width="2.1cm" svg:height="2.2cm" svg:x="27.07cm" svg:y="27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5" xml:id="id31" draw:id="id31" draw:layer="layout" svg:width="2.1cm" svg:height="2.1cm" svg:x="27.07cm" svg:y="41.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0" draw:text-style-name="P3" draw:layer="layout" draw:type="lines" draw:line-skew="0cm -0.649cm" svg:x1="23.345cm" svg:y1="24.3cm" svg:x2="28.12cm" svg:y2="27.2cm" draw:end-shape="id30" svg:d="M23345 24300l4775 1700v1200" svg:viewBox="0 0 4776 2901">
          <text:p/>
        </draw:connector>
        <draw:connector draw:style-name="gr10" draw:text-style-name="P3" draw:layer="layout" draw:type="lines" svg:x1="23.345cm" svg:y1="28.3cm" svg:x2="27.07cm" svg:y2="28.3cm" draw:end-shape="id30" draw:end-glue-point="6" svg:d="M23345 28300h3175 550" svg:viewBox="0 0 3726 1">
          <text:p/>
        </draw:connector>
        <draw:connector draw:style-name="gr10" draw:text-style-name="P3" draw:layer="layout" draw:type="lines" draw:line-skew="0cm 0.749cm" svg:x1="23.345cm" svg:y1="32.3cm" svg:x2="28.12cm" svg:y2="29.4cm" draw:end-shape="id30" draw:end-glue-point="8" svg:d="M23345 32300l4775-1600v-1300" svg:viewBox="0 0 4776 2901">
          <text:p/>
        </draw:connector>
        <draw:connector draw:style-name="gr10" draw:text-style-name="P3" draw:layer="layout" draw:type="lines" draw:line-skew="0cm -0.75cm" svg:x1="23.37cm" svg:y1="38.3cm" svg:x2="28.12cm" svg:y2="41.2cm" draw:end-shape="id31" svg:d="M23370 38300l4750 1600v1300" svg:viewBox="0 0 4751 2901">
          <text:p/>
        </draw:connector>
        <draw:connector draw:style-name="gr10" draw:text-style-name="P3" draw:layer="layout" draw:type="lines" svg:x1="23.345cm" svg:y1="42.3cm" svg:x2="27.07cm" svg:y2="42.25cm" draw:end-shape="id31" draw:end-glue-point="6" svg:d="M23345 42300l3175-50h550" svg:viewBox="0 0 3726 51">
          <text:p/>
        </draw:connector>
        <draw:connector draw:style-name="gr10" draw:text-style-name="P3" draw:layer="layout" draw:type="lines" draw:line-skew="0cm 0.849cm" svg:x1="23.345cm" svg:y1="46.3cm" svg:x2="28.12cm" svg:y2="43.3cm" draw:end-shape="id31" svg:d="M23345 46300l4775-1600v-1400" svg:viewBox="0 0 4776 3001">
          <text:p/>
        </draw:connector>
        <draw:connector draw:style-name="gr10" draw:text-style-name="P3" draw:layer="layout" draw:type="line" svg:x1="29.17cm" svg:y1="28.3cm" svg:x2="31cm" svg:y2="28.25cm" draw:start-shape="id30" draw:start-glue-point="10" draw:end-shape="id32" svg:d="M29170 28300l1830-50" svg:viewBox="0 0 1831 51">
          <text:p/>
        </draw:connector>
        <draw:connector draw:style-name="gr10" draw:text-style-name="P3" draw:layer="layout" draw:type="line" svg:x1="29.17cm" svg:y1="42.25cm" svg:x2="31cm" svg:y2="42.247cm" draw:start-shape="id31" draw:start-glue-point="10" draw:end-shape="id33" draw:end-glue-point="3" svg:d="M29170 42250l1830-3" svg:viewBox="0 0 1831 4">
          <text:p/>
        </draw:connector>
        <draw:frame draw:style-name="gr17" draw:text-style-name="P4" xml:id="id38" draw:id="id38" draw:layer="layout" svg:width="1.984cm" svg:height="1.5cm" svg:x="37.486cm" svg:y="13.5cm">
          <draw:text-box>
            <text:p><text:span text:style-name="T1">M</text:span><text:span text:style-name="T2">f</text:span><text:span text:style-name="T3">A</text:span></text:p>
          </draw:text-box>
        </draw:frame>
        <draw:g xml:id="id34" draw:id="id34">
          <draw:custom-shape draw:style-name="gr18" draw:text-style-name="P6" draw:layer="layout" svg:width="2.1cm" svg:height="2.1cm" svg:x="34.27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35.27cm" svg:y1="14.3cm" svg:x2="35.87cm" svg:y2="13.7cm">
            <text:p/>
          </draw:line>
        </draw:g>
        <draw:g xml:id="id35" draw:id="id35">
          <draw:custom-shape draw:style-name="gr18" draw:text-style-name="P6" draw:layer="layout" svg:width="2.1cm" svg:height="2.1cm" svg:x="34.17cm" svg:y="2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35.17cm" svg:y1="28.3cm" svg:x2="35.57cm" svg:y2="29cm">
            <text:p/>
          </draw:line>
        </draw:g>
        <draw:g xml:id="id36" draw:id="id36">
          <draw:custom-shape draw:style-name="gr18" draw:text-style-name="P6" draw:layer="layout" svg:width="2.1cm" svg:height="2.1cm" svg:x="34.07cm" svg:y="4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35.07cm" svg:y1="42.3cm" svg:x2="34.27cm" svg:y2="42cm">
            <text:p/>
          </draw:line>
        </draw:g>
        <draw:frame draw:style-name="gr17" draw:text-style-name="P4" xml:id="id32" draw:id="id32" draw:layer="layout" svg:width="2cm" svg:height="1.5cm" svg:x="31cm" svg:y="27.5cm">
          <draw:text-box>
            <text:p><text:span text:style-name="T1">M</text:span><text:span text:style-name="T2">1</text:span><text:span text:style-name="T3">B</text:span></text:p>
          </draw:text-box>
        </draw:frame>
        <draw:frame draw:style-name="gr9" draw:text-style-name="P4" xml:id="id33" draw:id="id33" draw:layer="layout" svg:width="1.9cm" svg:height="1.505cm" svg:x="31cm" svg:y="41.495cm">
          <draw:text-box>
            <text:p><text:span text:style-name="T1">M</text:span><text:span text:style-name="T2">1</text:span><text:span text:style-name="T3">C</text:span></text:p>
          </draw:text-box>
        </draw:frame>
        <draw:connector draw:style-name="gr10" draw:text-style-name="P3" draw:layer="layout" draw:type="line" svg:x1="33.07cm" svg:y1="14.252cm" svg:x2="34.27cm" svg:y2="14.25cm" draw:start-shape="id29" draw:start-glue-point="1" draw:end-shape="id34" draw:end-glue-point="3" svg:d="M33070 14252l1200-2" svg:viewBox="0 0 1201 3">
          <text:p/>
        </draw:connector>
        <draw:connector draw:style-name="gr10" draw:text-style-name="P3" draw:layer="layout" draw:type="line" svg:x1="33cm" svg:y1="28.25cm" svg:x2="34.17cm" svg:y2="28.25cm" draw:start-shape="id32" draw:start-glue-point="1" draw:end-shape="id35" draw:end-glue-point="3" svg:d="M33000 28250h1170" svg:viewBox="0 0 1171 1">
          <text:p/>
        </draw:connector>
        <draw:connector draw:style-name="gr10" draw:text-style-name="P3" draw:layer="layout" draw:type="line" svg:x1="32.9cm" svg:y1="42.247cm" svg:x2="34.07cm" svg:y2="42.25cm" draw:start-shape="id33" draw:start-glue-point="1" draw:end-shape="id36" draw:end-glue-point="3" svg:d="M32900 42247l1170 3" svg:viewBox="0 0 1171 4">
          <text:p/>
        </draw:connector>
        <draw:frame draw:style-name="gr20" draw:text-style-name="P4" xml:id="id37" draw:id="id37" draw:layer="layout" svg:width="1.984cm" svg:height="1.6cm" svg:x="37.57cm" svg:y="27.5cm">
          <draw:text-box>
            <text:p><text:span text:style-name="T1">M</text:span><text:span text:style-name="T2">f</text:span><text:span text:style-name="T3">B</text:span></text:p>
          </draw:text-box>
        </draw:frame>
        <draw:frame draw:style-name="gr17" draw:text-style-name="P4" xml:id="id39" draw:id="id39" draw:layer="layout" svg:width="1.984cm" svg:height="1.5cm" svg:x="37.586cm" svg:y="41.5cm">
          <draw:text-box>
            <text:p><text:span text:style-name="T1">M</text:span><text:span text:style-name="T2">f</text:span><text:span text:style-name="T3">C</text:span></text:p>
          </draw:text-box>
        </draw:frame>
        <draw:connector draw:style-name="gr10" draw:text-style-name="P3" draw:layer="layout" draw:type="line" svg:x1="36.27cm" svg:y1="28.25cm" svg:x2="37.57cm" svg:y2="28.3cm" draw:start-shape="id35" draw:start-glue-point="1" draw:end-shape="id37" draw:end-glue-point="3" svg:d="M36270 28250l1300 50" svg:viewBox="0 0 1301 51">
          <text:p/>
        </draw:connector>
        <draw:connector draw:style-name="gr10" draw:text-style-name="P3" draw:layer="layout" draw:type="line" svg:x1="36.37cm" svg:y1="14.25cm" svg:x2="37.486cm" svg:y2="14.25cm" draw:start-shape="id34" draw:start-glue-point="1" draw:end-shape="id38" svg:d="M36370 14250h1116" svg:viewBox="0 0 1117 1">
          <text:p/>
        </draw:connector>
        <draw:connector draw:style-name="gr10" draw:text-style-name="P3" draw:layer="layout" draw:type="line" svg:x1="36.17cm" svg:y1="42.25cm" svg:x2="37.586cm" svg:y2="42.25cm" draw:start-shape="id36" draw:start-glue-point="1" draw:end-shape="id39" svg:d="M36170 42250h1416" svg:viewBox="0 0 1417 1">
          <text:p/>
        </draw:connector>
        <draw:connector draw:style-name="gr10" draw:text-style-name="P3" draw:layer="layout" svg:x1="39.47cm" svg:y1="14.25cm" svg:x2="48.872cm" svg:y2="23.41cm" draw:start-shape="id38" draw:start-glue-point="1" draw:end-shape="id40" draw:end-glue-point="0" svg:d="M39470 14250h9402v9160" svg:viewBox="0 0 9403 9161">
          <text:p/>
        </draw:connector>
        <draw:connector draw:style-name="gr10" draw:text-style-name="P3" draw:layer="layout" svg:x1="39.57cm" svg:y1="42.25cm" svg:x2="48.872cm" svg:y2="33.411cm" draw:start-shape="id39" draw:start-glue-point="1" draw:end-shape="id40" draw:end-glue-point="2" svg:d="M39570 42250h9302v-8839" svg:viewBox="0 0 9303 8840">
          <text:p/>
        </draw:connector>
        <draw:connector draw:style-name="gr10" draw:text-style-name="P3" draw:layer="layout" draw:type="line" svg:x1="39.554cm" svg:y1="28.3cm" svg:x2="46.522cm" svg:y2="28.41cm" draw:start-shape="id37" draw:start-glue-point="1" svg:d="M39554 28300l6968 110" svg:viewBox="0 0 6969 111">
          <text:p/>
        </draw:connector>
        <draw:frame draw:style-name="gr21" draw:text-style-name="P7" xml:id="id41" draw:id="id41" draw:layer="layout" svg:width="2.386cm" svg:height="1.204cm" svg:x="52.4cm" svg:y="27.796cm">
          <draw:text-box>
            <text:p><text:span text:style-name="T4">GOS</text:span></text:p>
          </draw:text-box>
        </draw:frame>
        <draw:connector draw:style-name="gr10" draw:text-style-name="P3" draw:layer="layout" draw:type="line" svg:x1="51.222cm" svg:y1="28.41cm" svg:x2="52.4cm" svg:y2="28.398cm" draw:end-shape="id41" draw:end-glue-point="3" svg:d="M51222 28410l1178-12" svg:viewBox="0 0 1179 13">
          <text:p/>
        </draw:connector>
        <draw:custom-shape draw:style-name="gr22" draw:text-style-name="P6" xml:id="id42" draw:id="id42" draw:layer="layout" svg:width="3.5cm" svg:height="3.6cm" svg:x="56.065cm" svg:y="26.5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3" draw:text-style-name="P8" draw:layer="layout" svg:width="3.33cm" svg:height="1.204cm" draw:transform="rotate (1.5707963267949) translate (1.25cm 36.161cm)">
          <draw:text-box>
            <text:p><text:span text:style-name="T5">Stimuli</text:span></text:p>
          </draw:text-box>
        </draw:frame>
        <draw:connector draw:style-name="gr10" draw:text-style-name="P3" draw:layer="layout" draw:type="line" svg:x1="54.786cm" svg:y1="28.398cm" svg:x2="56.065cm" svg:y2="28.376cm" draw:start-shape="id41" draw:start-glue-point="1" draw:end-shape="id42" draw:end-glue-point="3" svg:d="M54786 28398l1279-22" svg:viewBox="0 0 1280 23">
          <text:p/>
        </draw:connector>
        <draw:frame draw:style-name="gr24" draw:text-style-name="P7" draw:layer="layout" svg:width="5.159cm" svg:height="1.204cm" svg:x="27.859cm" svg:y="10.076cm">
          <draw:text-box>
            <text:p><text:span text:style-name="T4">Motivation </text:span><text:span text:style-name="T1">A</text:span></text:p>
          </draw:text-box>
        </draw:frame>
        <draw:frame draw:style-name="gr24" draw:text-style-name="P7" draw:layer="layout" svg:width="5.159cm" svg:height="1.204cm" svg:x="27.8cm" svg:y="24.196cm">
          <draw:text-box>
            <text:p><text:span text:style-name="T4">Motivation </text:span><text:span text:style-name="T1">B</text:span></text:p>
          </draw:text-box>
        </draw:frame>
        <draw:frame draw:style-name="gr25" draw:text-style-name="P7" draw:layer="layout" svg:width="5.206cm" svg:height="1.204cm" svg:x="27.782cm" svg:y="38.261cm">
          <draw:text-box>
            <text:p><text:span text:style-name="T4">Motivation </text:span><text:span text:style-name="T1">C</text:span></text:p>
          </draw:text-box>
        </draw:frame>
        <draw:frame draw:style-name="gr26" draw:text-style-name="P9" draw:layer="layout" svg:width="3.423cm" svg:height="2.384cm" svg:x="15.9cm" svg:y="47.8cm">
          <draw:text-box>
            <text:p><text:span text:style-name="T6">Neuronal <text:s/></text:span><text:span text:style-name="T6"><text:line-break/></text:span><text:span text:style-name="T6">response </text:span><text:span text:style-name="T6"><text:line-break/></text:span><text:span text:style-name="T6">functions</text:span></text:p>
          </draw:text-box>
        </draw:frame>
        <draw:frame draw:style-name="gr27" draw:text-style-name="P10" draw:layer="layout" svg:width="4.7cm" svg:height="1.28cm" svg:x="40.1cm" svg:y="48.9cm">
          <draw:text-box>
            <text:p><text:span text:style-name="T7">Appraisal</text:span></text:p>
          </draw:text-box>
        </draw:frame>
        <draw:custom-shape draw:style-name="gr28" draw:text-style-name="P2" xml:id="id43" draw:id="id43" draw:layer="layout" svg:width="4.704cm" svg:height="42.7cm" svg:x="9.452cm" svg:y="7.5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2cm" svg:height="10.7cm" svg:x="10.852cm" svg:y="36.8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2cm" svg:height="10.7cm" svg:x="10.852cm" svg:y="23.01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2cm" svg:height="10.7cm" svg:x="10.852cm" svg:y="8.819cm">
          <text:p/>
          <draw:enhanced-geometry svg:viewBox="0 0 21600 21600" draw:type="rectangle" draw:enhanced-path="M 0 0 L 21600 0 21600 21600 0 21600 0 0 Z N"/>
        </draw:custom-shape>
        <draw:frame draw:style-name="gr15" draw:text-style-name="P4" xml:id="id48" draw:id="id48" draw:layer="layout" svg:width="1.34cm" svg:height="1.405cm" svg:x="11.522cm" svg:y="9.62cm">
          <draw:text-box>
            <text:p><text:span text:style-name="T1">P</text:span><text:span text:style-name="T2">1</text:span></text:p>
          </draw:text-box>
        </draw:frame>
        <draw:frame draw:style-name="gr15" draw:text-style-name="P4" xml:id="id49" draw:id="id49" draw:layer="layout" svg:width="1.34cm" svg:height="1.405cm" svg:x="11.522cm" svg:y="13.62cm">
          <draw:text-box>
            <text:p><text:span text:style-name="T1">P</text:span><text:span text:style-name="T2">2</text:span></text:p>
          </draw:text-box>
        </draw:frame>
        <draw:frame draw:style-name="gr15" draw:text-style-name="P4" xml:id="id50" draw:id="id50" draw:layer="layout" svg:width="1.34cm" svg:height="1.405cm" svg:x="11.522cm" svg:y="17.62cm">
          <draw:text-box>
            <text:p><text:span text:style-name="T1">P</text:span><text:span text:style-name="T2">3</text:span></text:p>
          </draw:text-box>
        </draw:frame>
        <draw:frame draw:style-name="gr15" draw:text-style-name="P4" xml:id="id51" draw:id="id51" draw:layer="layout" svg:width="1.34cm" svg:height="1.405cm" svg:x="11.522cm" svg:y="23.62cm">
          <draw:text-box>
            <text:p><text:span text:style-name="T1">P</text:span><text:span text:style-name="T2">1</text:span></text:p>
          </draw:text-box>
        </draw:frame>
        <draw:frame draw:style-name="gr15" draw:text-style-name="P4" xml:id="id52" draw:id="id52" draw:layer="layout" svg:width="1.34cm" svg:height="1.405cm" svg:x="11.522cm" svg:y="27.62cm">
          <draw:text-box>
            <text:p><text:span text:style-name="T1">P</text:span><text:span text:style-name="T2">2</text:span></text:p>
          </draw:text-box>
        </draw:frame>
        <draw:frame draw:style-name="gr15" draw:text-style-name="P4" xml:id="id53" draw:id="id53" draw:layer="layout" svg:width="1.34cm" svg:height="1.405cm" svg:x="11.522cm" svg:y="31.62cm">
          <draw:text-box>
            <text:p><text:span text:style-name="T1">P</text:span><text:span text:style-name="T2">3</text:span></text:p>
          </draw:text-box>
        </draw:frame>
        <draw:frame draw:style-name="gr15" draw:text-style-name="P4" xml:id="id54" draw:id="id54" draw:layer="layout" svg:width="1.34cm" svg:height="1.405cm" svg:x="11.547cm" svg:y="37.62cm">
          <draw:text-box>
            <text:p><text:span text:style-name="T1">P</text:span><text:span text:style-name="T2">1</text:span></text:p>
          </draw:text-box>
        </draw:frame>
        <draw:frame draw:style-name="gr15" draw:text-style-name="P4" xml:id="id55" draw:id="id55" draw:layer="layout" svg:width="1.34cm" svg:height="1.405cm" svg:x="11.522cm" svg:y="41.62cm">
          <draw:text-box>
            <text:p><text:span text:style-name="T1">P</text:span><text:span text:style-name="T2">2</text:span></text:p>
          </draw:text-box>
        </draw:frame>
        <draw:frame draw:style-name="gr15" draw:text-style-name="P4" xml:id="id56" draw:id="id56" draw:layer="layout" svg:width="1.34cm" svg:height="1.405cm" svg:x="11.522cm" svg:y="45.62cm">
          <draw:text-box>
            <text:p><text:span text:style-name="T1">P</text:span><text:span text:style-name="T2">3</text:span></text:p>
          </draw:text-box>
        </draw:frame>
        <draw:frame draw:style-name="gr30" draw:text-style-name="P10" draw:layer="layout" svg:width="5.256cm" svg:height="1.28cm" draw:transform="rotate (1.5707963267949) translate (9.472cm 50.119cm)">
          <draw:text-box>
            <text:p><text:span text:style-name="T7">Perception</text:span></text:p>
          </draw:text-box>
        </draw:frame>
        <draw:frame draw:style-name="gr27" draw:text-style-name="P10" draw:layer="layout" svg:width="11.4cm" svg:height="1.28cm" svg:x="49.1cm" svg:y="48.9cm">
          <draw:text-box>
            <text:p><text:span text:style-name="T7">Global Organismic State</text:span></text:p>
          </draw:text-box>
        </draw:frame>
        <draw:connector draw:style-name="gr31" draw:text-style-name="P3" draw:layer="layout" draw:line-skew="-5.797cm" svg:x1="57.815cm" svg:y1="26.576cm" svg:x2="11.804cm" svg:y2="7.519cm" draw:start-shape="id42" draw:start-glue-point="0" draw:end-shape="id43" svg:d="M57815 26576v-25355h-46011v6298" svg:viewBox="0 0 46012 25356">
          <text:p/>
        </draw:connector>
        <draw:frame draw:style-name="gr32" draw:text-style-name="P7" draw:layer="layout" svg:width="8.499cm" svg:height="1.204cm" draw:transform="rotate (1.5707963267949) translate (56.3cm 25.799cm)">
          <draw:text-box>
            <text:p><text:span text:style-name="T4">Suppressed attention</text:span></text:p>
          </draw:text-box>
        </draw:frame>
        <draw:frame draw:style-name="gr33" draw:text-style-name="P11" draw:layer="layout" svg:width="3.597cm" svg:height="0.962cm" svg:x="33.5cm" svg:y="15.6cm">
          <draw:text-box>
            <text:p>Modulation</text:p>
          </draw:text-box>
        </draw:frame>
        <draw:frame draw:style-name="gr33" draw:text-style-name="P11" draw:layer="layout" svg:width="3.597cm" svg:height="0.962cm" svg:x="33.603cm" svg:y="29.5cm">
          <draw:text-box>
            <text:p>Modulation</text:p>
          </draw:text-box>
        </draw:frame>
        <draw:frame draw:style-name="gr33" draw:text-style-name="P11" draw:layer="layout" svg:width="3.597cm" svg:height="0.962cm" svg:x="33.403cm" svg:y="43.6cm">
          <draw:text-box>
            <text:p>Modulation</text:p>
          </draw:text-box>
        </draw:frame>
        <draw:frame draw:style-name="gr34" draw:text-style-name="P8" draw:layer="layout" svg:width="4.545cm" svg:height="2.157cm" svg:x="60.635cm" svg:y="30.099cm">
          <draw:text-box>
            <text:p><text:span text:style-name="T5">Selecting</text:span></text:p>
            <text:p><text:span text:style-name="T5">behaviour</text:span></text:p>
          </draw:text-box>
        </draw:frame>
        <draw:frame draw:style-name="gr35" draw:text-style-name="P4" xml:id="id9" draw:id="id9" draw:layer="layout" svg:width="2cm" svg:height="1.7cm" svg:x="16.686cm" svg:y="3.716cm">
          <draw:text-box>
            <text:p><text:span text:style-name="T1">G</text:span><text:span text:style-name="T2">1,A</text:span></text:p>
          </draw:text-box>
        </draw:frame>
        <draw:frame draw:style-name="gr35" draw:text-style-name="P4" xml:id="id8" draw:id="id8" draw:layer="layout" svg:width="2cm" svg:height="1.7cm" svg:x="19.686cm" svg:y="3.716cm">
          <draw:text-box>
            <text:p><text:span text:style-name="T1">G</text:span><text:span text:style-name="T2">2,A</text:span></text:p>
          </draw:text-box>
        </draw:frame>
        <draw:frame draw:style-name="gr35" draw:text-style-name="P4" xml:id="id7" draw:id="id7" draw:layer="layout" svg:width="2cm" svg:height="1.7cm" svg:x="22.686cm" svg:y="3.716cm">
          <draw:text-box>
            <text:p><text:span text:style-name="T1">G</text:span><text:span text:style-name="T2">3,A</text:span></text:p>
          </draw:text-box>
        </draw:frame>
        <draw:frame draw:style-name="gr35" draw:text-style-name="P4" xml:id="id4" draw:id="id4" draw:layer="layout" svg:width="2cm" svg:height="1.7cm" svg:x="31.686cm" svg:y="3.716cm">
          <draw:text-box>
            <text:p><text:span text:style-name="T1">G</text:span><text:span text:style-name="T2">3,B</text:span></text:p>
          </draw:text-box>
        </draw:frame>
        <draw:frame draw:style-name="gr35" draw:text-style-name="P4" xml:id="id5" draw:id="id5" draw:layer="layout" svg:width="2cm" svg:height="1.7cm" svg:x="28.686cm" svg:y="3.716cm">
          <draw:text-box>
            <text:p><text:span text:style-name="T1">G</text:span><text:span text:style-name="T2">2,B</text:span></text:p>
          </draw:text-box>
        </draw:frame>
        <draw:frame draw:style-name="gr35" draw:text-style-name="P4" xml:id="id6" draw:id="id6" draw:layer="layout" svg:width="2cm" svg:height="1.7cm" svg:x="25.686cm" svg:y="3.616cm">
          <draw:text-box>
            <text:p><text:span text:style-name="T1">G</text:span><text:span text:style-name="T2">1,B</text:span></text:p>
          </draw:text-box>
        </draw:frame>
        <draw:frame draw:style-name="gr35" draw:text-style-name="P4" xml:id="id3" draw:id="id3" draw:layer="layout" svg:width="2cm" svg:height="1.7cm" svg:x="34.686cm" svg:y="3.816cm">
          <draw:text-box>
            <text:p><text:span text:style-name="T1">G</text:span><text:span text:style-name="T2">1,C</text:span></text:p>
          </draw:text-box>
        </draw:frame>
        <draw:frame draw:style-name="gr35" draw:text-style-name="P4" xml:id="id2" draw:id="id2" draw:layer="layout" svg:width="2cm" svg:height="1.7cm" svg:x="37.786cm" svg:y="3.716cm">
          <draw:text-box>
            <text:p><text:span text:style-name="T1">G</text:span><text:span text:style-name="T2">2,C</text:span></text:p>
          </draw:text-box>
        </draw:frame>
        <draw:frame draw:style-name="gr35" draw:text-style-name="P4" xml:id="id1" draw:id="id1" draw:layer="layout" svg:width="2cm" svg:height="1.7cm" svg:x="40.686cm" svg:y="3.716cm">
          <draw:text-box>
            <text:p><text:span text:style-name="T1">G</text:span><text:span text:style-name="T2">3,C</text:span></text:p>
          </draw:text-box>
        </draw:frame>
        <draw:frame draw:style-name="gr36" draw:text-style-name="P8" draw:layer="layout" svg:width="3.889cm" svg:height="1.204cm" svg:x="15.037cm" svg:y="2.516cm">
          <draw:text-box>
            <text:p><text:span text:style-name="T5">Genome</text:span></text:p>
          </draw:text-box>
        </draw:frame>
        <draw:frame draw:style-name="gr20" draw:text-style-name="P4" xml:id="id45" draw:id="id45" draw:layer="layout" svg:width="2.6cm" svg:height="1.6cm" svg:x="44.086cm" svg:y="3.816cm">
          <draw:text-box>
            <text:p><text:span text:style-name="T1">G</text:span><text:span text:style-name="T2">M1,A</text:span></text:p>
          </draw:text-box>
        </draw:frame>
        <draw:frame draw:style-name="gr15" draw:text-style-name="P4" xml:id="id44" draw:id="id44" draw:layer="layout" svg:width="2.6cm" svg:height="1.405cm" svg:x="47.086cm" svg:y="3.816cm">
          <draw:text-box>
            <text:p><text:span text:style-name="T1">G</text:span><text:span text:style-name="T2">M1,B</text:span></text:p>
          </draw:text-box>
        </draw:frame>
        <draw:frame draw:style-name="gr20" draw:text-style-name="P4" xml:id="id46" draw:id="id46" draw:layer="layout" svg:width="2.6cm" svg:height="1.6cm" svg:x="50.156cm" svg:y="3.793cm">
          <draw:text-box>
            <text:p><text:span text:style-name="T1">G</text:span><text:span text:style-name="T2">M1,C</text:span></text:p>
          </draw:text-box>
        </draw:frame>
        <draw:connector draw:style-name="gr37" draw:text-style-name="P3" draw:layer="layout" draw:type="curve" draw:line-skew="6.376cm" svg:x1="48.386cm" svg:y1="5.221cm" svg:x2="35.22cm" svg:y2="27.2cm" draw:start-shape="id44" draw:start-glue-point="2" draw:end-shape="id35" draw:end-glue-point="0" svg:d="M48386 5221c0 26011-13166 15022-13166 21979" svg:viewBox="0 0 13167 21980">
          <text:p/>
        </draw:connector>
        <draw:connector draw:style-name="gr37" draw:text-style-name="P3" draw:layer="layout" draw:type="curve" draw:line-skew="0.538cm" svg:x1="45.386cm" svg:y1="5.416cm" svg:x2="35.32cm" svg:y2="13.2cm" draw:start-shape="id45" draw:start-glue-point="2" draw:end-shape="id34" draw:end-glue-point="0" svg:d="M45386 5416c0 6607-10066 2716-10066 7784" svg:viewBox="0 0 10067 7785">
          <text:p/>
        </draw:connector>
        <draw:connector draw:style-name="gr37" draw:text-style-name="P3" draw:layer="layout" draw:type="curve" draw:line-skew="10.46cm" svg:x1="51.456cm" svg:y1="5.393cm" svg:x2="35.12cm" svg:y2="41.2cm" draw:start-shape="id46" draw:start-glue-point="2" draw:end-shape="id36" draw:end-glue-point="0" svg:d="M51456 5393c0 42508-16336 24605-16336 35807" svg:viewBox="0 0 16337 35808">
          <text:p/>
        </draw:connector>
        <draw:path draw:style-name="gr38" draw:text-style-name="P6" xml:id="id40" draw:id="id40" draw:layer="layout" svg:width="4.7cm" svg:height="10cm" svg:x="46.522cm" svg:y="23.41cm" svg:viewBox="0 0 4701 10001" svg:d="M0 5000c783-1667 1567-3333 2350-5000 784 1667 1567 3333 2351 5000-784 1667-1567 3334-2351 5001-783-1667-1567-3334-2350-5001zM0 0zM4701 10001z">
          <text:p/>
        </draw:path>
        <draw:g>
          <draw:path draw:style-name="gr39" draw:text-style-name="P12" draw:layer="layout" svg:width="0.449cm" svg:height="0.401cm" svg:x="48.575cm" svg:y="31.126cm" svg:viewBox="0 0 450 402" svg:d="M48 189c0 48 16 86 47 113s74 40 128 40 97-14 129-42c33-28 49-66 49-114 0-61-30-107-91-138l25-48c37 18 66 43 86 76 19 32 29 70 29 113 0 44-9 82-27 114-19 33-45 57-79 74s-74 25-121 25c-70 0-124-19-164-56-39-38-59-90-59-157 0-46 9-85 27-116 19-31 46-54 81-69l19 56c-26 10-45 27-58 49-14 22-21 49-21 80z">
            <text:p/>
          </draw:path>
          <draw:path draw:style-name="gr39" draw:text-style-name="P12" draw:layer="layout" svg:width="0.347cm" svg:height="0.299cm" svg:x="48.677cm" svg:y="30.777cm" svg:viewBox="0 0 348 300" svg:d="M174 0c59 0 102 13 131 39s43 63 43 112-15 86-45 111c-29 25-73 38-129 38-116 0-174-50-174-151 0-51 14-89 42-113 29-24 72-36 132-36zM174 59c-47 0-80 6-101 20s-32 37-32 70c0 32 11 56 32 70 22 15 55 22 101 22 44 0 77-7 100-21 22-15 33-37 33-68 0-34-11-57-32-72-22-14-55-21-101-21z">
            <text:p/>
          </draw:path>
          <draw:path draw:style-name="gr39" draw:text-style-name="P12" draw:layer="layout" svg:width="0.341cm" svg:height="0.444cm" svg:x="48.677cm" svg:y="30.264cm" svg:viewBox="0 0 342 445" svg:d="M342 249h-213c-32 0-55 4-67 13-13 9-19 25-19 48 0 24 9 43 27 57 19 14 44 21 77 21h195v55h-264c-39 0-63 1-72 2v-53c1 0 4 0 9 0 4-1 9-1 15-1s17-1 34-1v-1c-24-12-41-26-50-41-9-16-14-35-14-57 0-26 5-46 15-60 10-15 26-26 49-31v-1c-23-12-39-26-49-42-10-17-15-37-15-60 0-34 9-58 28-74 18-15 48-23 90-23h224v55h-213c-32 0-55 5-67 14-13 8-19 24-19 48s9 43 27 56c18 14 44 21 77 21h195z">
            <text:p/>
          </draw:path>
          <draw:path draw:style-name="gr39" draw:text-style-name="P12" draw:layer="layout" svg:width="0.473cm" svg:height="0.285cm" svg:x="48.677cm" svg:y="29.896cm" svg:viewBox="0 0 474 286" svg:d="M172 0c118 0 176 41 176 123 0 52-19 87-58 105v1c2-1 19-1 53-1h131v56h-399c-35 0-58 0-69 2v-54c1-1 4-1 9-1 5-1 13-1 23-2 11 0 18 0 22 0v-2c-21-10-36-23-46-39-9-16-14-38-14-65 0-41 14-72 42-92 27-21 71-31 130-31zM174 59c-47 0-81 6-101 19-20 12-30 32-30 60 0 22 5 39 14 52 9 12 24 22 44 28 20 7 45 10 77 10 44 0 77-7 98-21s31-37 31-69c0-27-10-48-31-60-20-13-54-19-102-19z">
            <text:p/>
          </draw:path>
          <draw:path draw:style-name="gr39" draw:text-style-name="P12" draw:layer="layout" svg:width="0.347cm" svg:height="0.297cm" svg:x="48.677cm" svg:y="29.546cm" svg:viewBox="0 0 348 298" svg:d="M186 239c39 0 68-8 89-24 21-15 31-39 31-69 0-24-4-44-14-58-10-15-22-25-37-30l14-49c53 20 79 66 79 137 0 49-15 87-44 113-30 26-74 39-132 39-55 0-98-13-128-39-29-26-44-63-44-111 0-99 60-148 179-148h7zM143 58c-35 3-61 12-77 27-17 15-25 36-25 64 0 27 9 48 28 64 18 16 43 25 74 26z">
            <text:p/>
          </draw:path>
          <draw:path draw:style-name="gr39" draw:text-style-name="P12" draw:layer="layout" svg:width="0.415cm" svg:height="0.161cm" svg:x="48.608cm" svg:y="29.348cm" svg:viewBox="0 0 416 162" svg:d="M409 0c5 18 7 37 7 56 0 45-25 67-76 67h-224v39h-41v-41l-75-16v-37h75v-62h41v62h212c16 0 27-3 34-8 6-6 10-15 10-28 0-7-2-18-5-32z">
            <text:p/>
          </draw:path>
          <draw:path draw:style-name="gr39" draw:text-style-name="P12" draw:layer="layout" svg:width="0.46cm" svg:height="0.055cm" svg:x="48.559cm" svg:y="29.244cm" svg:viewBox="0 0 461 56" svg:d="M53 56c-17 0-35 0-53 0 0-19 0-37 0-56 18 0 36 0 53 0 0 19 0 37 0 56zM461 56c-112 0-224 0-336 0 0-19 0-37 0-56 112 0 224 0 336 0 0 19 0 37 0 56z">
            <text:p/>
          </draw:path>
          <draw:path draw:style-name="gr39" draw:text-style-name="P12" draw:layer="layout" svg:width="0.415cm" svg:height="0.161cm" svg:x="48.608cm" svg:y="29.03cm" svg:viewBox="0 0 416 162" svg:d="M409 0c5 18 7 37 7 56 0 45-25 67-76 67h-224v39h-41v-41l-75-16v-37h75v-62h41v62h212c16 0 27-3 34-8 6-6 10-15 10-28 0-7-2-18-5-32z">
            <text:p/>
          </draw:path>
          <draw:path draw:style-name="gr39" draw:text-style-name="P12" draw:layer="layout" svg:width="0.46cm" svg:height="0.055cm" svg:x="48.559cm" svg:y="28.926cm" svg:viewBox="0 0 461 56" svg:d="M53 56c-17 0-35 0-53 0 0-19 0-37 0-56 18 0 36 0 53 0 0 19 0 37 0 56zM461 56c-112 0-224 0-336 0 0-19 0-37 0-56 112 0 224 0 336 0 0 19 0 37 0 56z">
            <text:p/>
          </draw:path>
          <draw:path draw:style-name="gr39" draw:text-style-name="P12" draw:layer="layout" svg:width="0.347cm" svg:height="0.299cm" svg:x="48.677cm" svg:y="28.559cm" svg:viewBox="0 0 348 300" svg:d="M174 0c59 0 102 13 131 39s43 63 43 112-15 86-45 111c-29 25-73 38-129 38-116 0-174-50-174-151 0-51 14-89 42-113 29-24 72-36 132-36zM174 59c-47 0-80 6-101 20s-32 37-32 70c0 32 11 56 32 70 22 15 55 22 101 22 44 0 77-7 100-21 22-15 33-37 33-68 0-34-11-57-32-72-22-14-55-21-101-21z">
            <text:p/>
          </draw:path>
          <draw:path draw:style-name="gr39" draw:text-style-name="P12" draw:layer="layout" svg:width="0.341cm" svg:height="0.269cm" svg:x="48.677cm" svg:y="28.221cm" svg:viewBox="0 0 342 270" svg:d="M342 56h-213c-22 0-39 2-51 7-13 4-21 11-27 20-5 10-8 24-8 42 0 27 9 48 28 64 18 15 44 23 76 23h195v56h-264c-39 0-63 1-72 2v-53c1 0 4 0 9-1 4 0 9 0 15 0 6-1 17-1 34-1v-1c-24-13-40-28-50-45-9-17-14-38-14-63 0-36 9-63 27-80 19-17 49-26 91-26h224z">
            <text:p/>
          </draw:path>
          <draw:path draw:style-name="gr39" draw:text-style-name="P12" draw:layer="layout" svg:width="0.466cm" svg:height="0.285cm" svg:x="48.559cm" svg:y="27.678cm" svg:viewBox="0 0 467 286" svg:d="M291 0c117 0 176 41 176 123 0 26-5 47-14 64s-24 30-44 41v1c6 0 16 0 29 1s20 1 23 2v54c-12-2-35-2-70-2h-391v-56h132c13 0 29 0 47 1v-1c-21-10-37-24-46-41s-14-38-14-64c0-42 14-73 43-93 28-20 71-30 129-30zM293 59c-47 0-80 6-101 18-20 13-30 33-30 61 0 31 11 54 32 68 22 15 56 22 103 22 44 0 76-7 97-21s32-37 32-69c0-28-11-48-31-61-21-12-55-18-102-18z">
            <text:p/>
          </draw:path>
          <draw:path draw:style-name="gr39" draw:text-style-name="P12" draw:layer="layout" svg:width="0.347cm" svg:height="0.297cm" svg:x="48.677cm" svg:y="27.328cm" svg:viewBox="0 0 348 298" svg:d="M186 239c39 0 68-8 89-24 21-15 31-39 31-69 0-24-4-44-14-58-10-15-22-25-37-30l14-49c53 20 79 66 79 137 0 49-15 87-44 113-30 26-74 39-132 39-55 0-98-13-128-39-29-26-44-63-44-111 0-99 60-148 179-148h7zM143 58c-35 3-61 12-77 27-17 15-25 36-25 64 0 27 9 48 28 64 18 16 43 25 74 26z">
            <text:p/>
          </draw:path>
          <draw:path draw:style-name="gr39" draw:text-style-name="P12" draw:layer="layout" svg:width="0.415cm" svg:height="0.161cm" svg:x="48.608cm" svg:y="27.129cm" svg:viewBox="0 0 416 162" svg:d="M409 0c5 18 7 37 7 56 0 45-25 67-76 67h-224v39h-41v-41l-75-16v-37h75v-62h41v62h212c16 0 27-3 34-8 6-6 10-15 10-28 0-7-2-18-5-32z">
            <text:p/>
          </draw:path>
          <draw:path draw:style-name="gr39" draw:text-style-name="P12" draw:layer="layout" svg:width="0.335cm" svg:height="0.46cm" svg:x="48.683cm" svg:y="26.663cm" svg:viewBox="0 0 336 461" svg:d="M336 96v65l-238 59-52 11c9 2 23 4 40 8 18 4 101 25 250 64v64l-336 94v-55l228-57c5-1 26-6 62-13l-23-5-267-71v-59l231-59 59-14-43-10-247-63v-55z">
            <text:p/>
          </draw:path>
          <draw:path draw:style-name="gr39" draw:text-style-name="P12" draw:layer="layout" svg:width="0.347cm" svg:height="0.297cm" svg:x="48.677cm" svg:y="26.341cm" svg:viewBox="0 0 348 298" svg:d="M186 239c39 0 68-8 89-24 21-15 31-39 31-69 0-24-4-44-14-58-10-15-22-25-37-30l14-49c53 20 79 66 79 137 0 49-15 87-44 113-30 26-74 39-132 39-55 0-98-13-128-39-29-26-44-63-44-111 0-99 60-148 179-148h7zM143 58c-35 3-61 12-77 27-17 15-25 36-25 64 0 27 9 48 28 64 18 16 43 25 74 26z">
            <text:p/>
          </draw:path>
          <draw:path draw:style-name="gr39" draw:text-style-name="P12" draw:layer="layout" svg:width="0.347cm" svg:height="0.297cm" svg:x="48.677cm" svg:y="25.99cm" svg:viewBox="0 0 348 298" svg:d="M186 239c39 0 68-8 89-24 21-15 31-39 31-69 0-24-4-44-14-58-10-15-22-25-37-30l14-49c53 20 79 66 79 137 0 49-15 87-44 113-30 26-74 39-132 39-55 0-98-13-128-39-29-26-44-63-44-111 0-99 60-148 179-148h7zM143 58c-35 3-61 12-77 27-17 15-25 36-25 64 0 27 9 48 28 64 18 16 43 25 74 26z">
            <text:p/>
          </draw:path>
          <draw:path draw:style-name="gr39" draw:text-style-name="P12" draw:layer="layout" svg:width="0.341cm" svg:height="0.269cm" svg:x="48.677cm" svg:y="25.652cm" svg:viewBox="0 0 342 270" svg:d="M342 56h-213c-22 0-39 2-51 7-13 4-21 11-27 20-5 10-8 24-8 42 0 27 9 48 28 64 18 15 44 23 76 23h195v56h-264c-39 0-63 1-72 2v-53c1 0 4 0 9-1 4 0 9 0 15 0 6-1 17-1 34-1v-1c-24-13-40-28-50-45-9-17-14-38-14-63 0-36 9-63 27-80 19-17 49-26 91-26h224z">
            <text:p/>
          </draw:path>
          <draw:path draw:style-name="gr39" draw:text-style-name="P12" draw:layer="layout" svg:width="0.341cm" svg:height="0.444cm" svg:x="49.38cm" svg:y="29.612cm" svg:viewBox="0 0 342 445" svg:d="M342 249h-213c-32 0-55 4-67 13-13 9-19 25-19 48 0 24 9 43 27 57 19 14 44 21 77 21h195v55h-264c-39 0-63 1-72 2v-53c1 0 4 0 9 0 4-1 9-1 15-1s17-1 34-1v-1c-24-12-41-26-50-41-9-16-14-35-14-57 0-26 5-46 15-60 10-15 26-26 49-31v-1c-23-12-39-26-49-42-10-17-15-37-15-60 0-34 9-58 28-74 18-15 48-23 90-23h224v55h-213c-32 0-55 5-67 14-13 8-19 24-19 48s9 43 27 56c18 14 44 21 77 21h195z">
            <text:p/>
          </draw:path>
          <draw:path draw:style-name="gr39" draw:text-style-name="P12" draw:layer="layout" svg:width="0.347cm" svg:height="0.299cm" svg:x="49.38cm" svg:y="29.244cm" svg:viewBox="0 0 348 300" svg:d="M174 0c59 0 102 13 131 39s43 63 43 112-15 86-45 111c-29 25-73 38-129 38-116 0-174-50-174-151 0-51 14-89 42-113 29-24 72-36 132-36zM174 59c-47 0-80 6-101 20s-32 37-32 70c0 32 11 56 32 70 22 15 55 22 101 22 44 0 77-7 100-21 22-15 33-37 33-68 0-34-11-57-32-72-22-14-55-21-101-21z">
            <text:p/>
          </draw:path>
          <draw:path draw:style-name="gr39" draw:text-style-name="P12" draw:layer="layout" svg:width="0.415cm" svg:height="0.161cm" svg:x="49.311cm" svg:y="29.046cm" svg:viewBox="0 0 416 162" svg:d="M409 0c5 18 7 37 7 56 0 45-25 67-76 67h-224v39h-41v-41l-75-16v-37h75v-62h41v62h212c16 0 27-3 34-8 6-6 10-15 10-28 0-7-2-18-5-32z">
            <text:p/>
          </draw:path>
          <draw:path draw:style-name="gr39" draw:text-style-name="P12" draw:layer="layout" svg:width="0.46cm" svg:height="0.055cm" svg:x="49.262cm" svg:y="28.943cm" svg:viewBox="0 0 461 56" svg:d="M53 56c-17 0-35 0-53 0 0-19 0-37 0-56 18 0 36 0 53 0 0 19 0 37 0 56zM461 56c-112 0-224 0-336 0 0-19 0-37 0-56 112 0 224 0 336 0 0 19 0 37 0 56z">
            <text:p/>
          </draw:path>
          <draw:path draw:style-name="gr39" draw:text-style-name="P12" draw:layer="layout" svg:width="0.335cm" svg:height="0.312cm" svg:x="49.386cm" svg:y="28.586cm" svg:viewBox="0 0 336 313" svg:d="M336 125v66l-336 122v-59l219-74c8-3 32-10 73-22l-36-10-37-12-219-77v-59z">
            <text:p/>
          </draw:path>
          <draw:path draw:style-name="gr39" draw:text-style-name="P12" draw:layer="layout" svg:width="0.347cm" svg:height="0.325cm" svg:x="49.38cm" svg:y="28.23cm" svg:viewBox="0 0 348 326" svg:d="M348 225c0 33-9 59-27 76s-42 25-74 25c-35 0-62-11-80-34-19-23-28-60-28-111v-75h-19c-28 0-48 6-60 17-11 12-17 30-17 55s4 43 12 55c9 11 22 18 41 20l-5 58c-61-9-91-54-91-134 0-42 10-74 29-95 19-22 47-32 84-32h145c16 0 29-3 37-7s12-12 12-25c0-5 0-11-2-18h35c3 14 5 28 5 43 0 21-5 36-16 45-11 10-28 15-51 16v2c25 14 43 31 54 50s16 42 16 69zM306 212c0-20-5-39-14-54-9-16-22-29-38-38s-33-14-50-14h-27v61c0 26 3 46 8 60 5 13 12 24 23 31 10 7 24 11 41 11 18 0 32-5 42-15s15-24 15-42z">
            <text:p/>
          </draw:path>
          <draw:path draw:style-name="gr39" draw:text-style-name="P12" draw:layer="layout" svg:width="0.415cm" svg:height="0.161cm" svg:x="49.311cm" svg:y="28.06cm" svg:viewBox="0 0 416 162" svg:d="M409 0c5 18 7 37 7 56 0 45-25 67-76 67h-224v39h-41v-41l-75-16v-37h75v-62h41v62h212c16 0 27-3 34-8 6-6 10-15 10-28 0-7-2-18-5-32z">
            <text:p/>
          </draw:path>
          <draw:path draw:style-name="gr39" draw:text-style-name="P12" draw:layer="layout" svg:width="0.46cm" svg:height="0.055cm" svg:x="49.262cm" svg:y="27.956cm" svg:viewBox="0 0 461 56" svg:d="M53 56c-17 0-35 0-53 0 0-19 0-37 0-56 18 0 36 0 53 0 0 19 0 37 0 56zM461 56c-112 0-224 0-336 0 0-19 0-37 0-56 112 0 224 0 336 0 0 19 0 37 0 56z">
            <text:p/>
          </draw:path>
          <draw:path draw:style-name="gr39" draw:text-style-name="P12" draw:layer="layout" svg:width="0.347cm" svg:height="0.299cm" svg:x="49.38cm" svg:y="27.589cm" svg:viewBox="0 0 348 300" svg:d="M174 0c59 0 102 13 131 39s43 63 43 112-15 86-45 111c-29 25-73 38-129 38-116 0-174-50-174-151 0-51 14-89 42-113 29-24 72-36 132-36zM174 59c-47 0-80 6-101 20s-32 37-32 70c0 32 11 56 32 70 22 15 55 22 101 22 44 0 77-7 100-21 22-15 33-37 33-68 0-34-11-57-32-72-22-14-55-21-101-21z">
            <text:p/>
          </draw:path>
          <draw:path draw:style-name="gr39" draw:text-style-name="P12" draw:layer="layout" svg:width="0.341cm" svg:height="0.269cm" svg:x="49.38cm" svg:y="27.251cm" svg:viewBox="0 0 342 270" svg:d="M342 56h-213c-22 0-39 2-51 7-13 4-21 11-27 20-5 10-8 24-8 42 0 27 9 48 28 64 18 15 44 23 76 23h195v56h-264c-39 0-63 1-72 2v-53c1 0 4 0 9-1 4 0 9 0 15 0 6-1 17-1 34-1v-1c-24-13-40-28-50-45-9-17-14-38-14-63 0-36 9-63 27-80 19-17 49-26 91-26h224z">
            <text:p/>
          </draw:path>
          <draw:path draw:style-name="gr39" draw:text-style-name="P12" draw:layer="layout" svg:width="0.346cm" svg:height="0.276cm" svg:x="49.381cm" svg:y="26.917cm" svg:viewBox="0 0 347 277" svg:d="M248 0c32 0 56 12 73 36 18 24 26 57 26 100 0 42-7 74-20 97-14 22-36 37-65 44l-9-49c18-5 31-15 39-30 9-15 13-35 13-62 0-28-5-49-13-62-9-13-22-20-39-20-14 0-24 5-33 14-8 9-15 24-20 44l-11 40c-8 32-16 55-24 68-8 14-18 24-29 32s-25 12-42 12c-31 0-54-11-70-33s-24-54-24-95c0-37 7-67 20-89s33-35 62-41l6 50c-14 3-26 12-34 25-8 14-12 32-12 55 0 25 4 43 12 55 7 12 19 18 34 18 10 0 18-2 24-7s12-12 16-22 10-30 18-62c7-29 14-50 20-63 7-13 14-24 21-31 8-8 17-14 27-18s21-6 34-6z">
            <text:p/>
          </draw:path>
        </draw:g>
        <draw:custom-shape draw:style-name="gr40" draw:text-style-name="P5" xml:id="id47" draw:id="id47" draw:layer="layout" svg:width="3.6cm" svg:height="2.7cm" svg:x="61.059cm" svg:y="27.04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3" draw:layer="layout" draw:type="line" svg:x1="59.565cm" svg:y1="28.376cm" svg:x2="61.059cm" svg:y2="28.394cm" draw:start-shape="id42" draw:start-glue-point="1" draw:end-shape="id47" draw:end-glue-point="5" svg:d="M59565 28376l1494 18" svg:viewBox="0 0 1495 19">
          <text:p/>
        </draw:connector>
        <draw:connector draw:style-name="gr10" draw:text-style-name="P3" draw:layer="layout" draw:type="lines" svg:x1="12.862cm" svg:y1="10.322cm" svg:x2="15.91cm" svg:y2="10.3cm" draw:start-shape="id48" draw:start-glue-point="1" draw:end-shape="id10" draw:end-glue-point="3" svg:d="M12862 10322h500l2047-22h501" svg:viewBox="0 0 3049 23">
          <text:p/>
        </draw:connector>
        <draw:connector draw:style-name="gr10" draw:text-style-name="P3" draw:layer="layout" draw:type="lines" svg:x1="12.862cm" svg:y1="14.322cm" svg:x2="15.91cm" svg:y2="14.3cm" draw:start-shape="id49" draw:start-glue-point="1" draw:end-shape="id13" draw:end-glue-point="3" svg:d="M12862 14322h500l2047-22h501" svg:viewBox="0 0 3049 23">
          <text:p/>
        </draw:connector>
        <draw:connector draw:style-name="gr10" draw:text-style-name="P3" draw:layer="layout" draw:type="lines" svg:x1="12.862cm" svg:y1="18.322cm" svg:x2="15.91cm" svg:y2="18.3cm" draw:start-shape="id50" draw:start-glue-point="1" draw:end-shape="id15" draw:end-glue-point="3" svg:d="M12862 18322h500l2047-22h501" svg:viewBox="0 0 3049 23">
          <text:p/>
        </draw:connector>
        <draw:connector draw:style-name="gr10" draw:text-style-name="P3" draw:layer="layout" draw:type="lines" svg:x1="12.862cm" svg:y1="24.322cm" svg:x2="15.91cm" svg:y2="24.3cm" draw:start-shape="id51" draw:start-glue-point="1" draw:end-shape="id17" draw:end-glue-point="3" svg:d="M12862 24322h500l2047-22h501" svg:viewBox="0 0 3049 23">
          <text:p/>
        </draw:connector>
        <draw:connector draw:style-name="gr10" draw:text-style-name="P3" draw:layer="layout" draw:type="lines" svg:x1="12.862cm" svg:y1="28.322cm" svg:x2="15.91cm" svg:y2="28.3cm" draw:start-shape="id52" draw:start-glue-point="1" draw:end-shape="id19" draw:end-glue-point="3" svg:d="M12862 28322h500l2047-22h501" svg:viewBox="0 0 3049 23">
          <text:p/>
        </draw:connector>
        <draw:connector draw:style-name="gr10" draw:text-style-name="P3" draw:layer="layout" draw:type="lines" svg:x1="12.862cm" svg:y1="32.322cm" svg:x2="15.91cm" svg:y2="32.3cm" draw:start-shape="id53" draw:start-glue-point="1" draw:end-shape="id21" draw:end-glue-point="3" svg:d="M12862 32322h500l2047-22h501" svg:viewBox="0 0 3049 23">
          <text:p/>
        </draw:connector>
        <draw:connector draw:style-name="gr10" draw:text-style-name="P3" draw:layer="layout" draw:type="lines" svg:x1="12.887cm" svg:y1="38.322cm" svg:x2="15.935cm" svg:y2="38.3cm" draw:start-shape="id54" draw:start-glue-point="1" draw:end-shape="id23" draw:end-glue-point="3" svg:d="M12887 38322h500l2047-22h501" svg:viewBox="0 0 3049 23">
          <text:p/>
        </draw:connector>
        <draw:connector draw:style-name="gr10" draw:text-style-name="P3" draw:layer="layout" draw:type="lines" svg:x1="12.862cm" svg:y1="42.322cm" svg:x2="15.91cm" svg:y2="42.3cm" draw:start-shape="id55" draw:start-glue-point="1" draw:end-shape="id25" draw:end-glue-point="3" svg:d="M12862 42322h500l2047-22h501" svg:viewBox="0 0 3049 23">
          <text:p/>
        </draw:connector>
        <draw:connector draw:style-name="gr10" draw:text-style-name="P3" draw:layer="layout" draw:type="lines" svg:x1="12.862cm" svg:y1="46.322cm" svg:x2="15.91cm" svg:y2="46.3cm" draw:start-shape="id56" draw:start-glue-point="1" draw:end-shape="id27" draw:end-glue-point="3" svg:d="M12862 46322h500l2047-22h501" svg:viewBox="0 0 3049 23">
          <text:p/>
        </draw:connector>
        <draw:connector draw:style-name="gr41" draw:text-style-name="P3" draw:layer="layout" draw:type="line" svg:x1="2.967cm" svg:y1="33.1cm" svg:x2="11.522cm" svg:y2="46.322cm" draw:start-shape="id57" draw:start-glue-point="2" draw:end-shape="id56" draw:end-glue-point="3" svg:d="M2967 33100l8555 13222" svg:viewBox="0 0 8556 13223">
          <text:p/>
        </draw:connector>
        <draw:connector draw:style-name="gr41" draw:text-style-name="P3" draw:layer="layout" draw:type="line" svg:x1="2.967cm" svg:y1="29.105cm" svg:x2="11.522cm" svg:y2="42.322cm" draw:start-shape="id58" draw:start-glue-point="2" draw:end-shape="id55" draw:end-glue-point="3" svg:d="M2967 29105l8555 13217" svg:viewBox="0 0 8556 13218">
          <text:p/>
        </draw:connector>
        <draw:connector draw:style-name="gr41" draw:text-style-name="P3" draw:layer="layout" draw:type="line" svg:x1="2.867cm" svg:y1="25.005cm" svg:x2="11.547cm" svg:y2="38.322cm" draw:start-shape="id59" draw:start-glue-point="2" draw:end-shape="id54" draw:end-glue-point="3" svg:d="M2867 25005l8680 13317" svg:viewBox="0 0 8681 13318">
          <text:p/>
        </draw:connector>
        <draw:connector draw:style-name="gr41" draw:text-style-name="P3" draw:layer="layout" draw:type="line" svg:x1="3.735cm" svg:y1="32.397cm" svg:x2="11.522cm" svg:y2="32.322cm" draw:start-shape="id57" draw:start-glue-point="1" draw:end-shape="id53" draw:end-glue-point="3" svg:d="M3735 32397l7787-75" svg:viewBox="0 0 7788 76">
          <text:p/>
        </draw:connector>
        <draw:connector draw:style-name="gr41" draw:text-style-name="P3" draw:layer="layout" draw:type="line" svg:x1="3.735cm" svg:y1="28.402cm" svg:x2="11.522cm" svg:y2="28.322cm" draw:start-shape="id58" draw:start-glue-point="1" draw:end-shape="id52" draw:end-glue-point="3" svg:d="M3735 28402l7787-80" svg:viewBox="0 0 7788 81">
          <text:p/>
        </draw:connector>
        <draw:connector draw:style-name="gr41" draw:text-style-name="P3" draw:layer="layout" draw:type="line" svg:x1="3.635cm" svg:y1="24.302cm" svg:x2="11.522cm" svg:y2="24.322cm" draw:start-shape="id59" draw:start-glue-point="1" draw:end-shape="id51" draw:end-glue-point="3" svg:d="M3635 24302l7887 20" svg:viewBox="0 0 7888 21">
          <text:p/>
        </draw:connector>
        <draw:connector draw:style-name="gr41" draw:text-style-name="P3" draw:layer="layout" draw:type="line" svg:x1="2.967cm" svg:y1="31.695cm" svg:x2="11.522cm" svg:y2="18.322cm" draw:start-shape="id57" draw:start-glue-point="0" draw:end-shape="id50" draw:end-glue-point="3" svg:d="M2967 31695l8555-13373" svg:viewBox="0 0 8556 13374">
          <text:p/>
        </draw:connector>
        <draw:connector draw:style-name="gr41" draw:text-style-name="P3" draw:layer="layout" draw:type="line" svg:x1="2.967cm" svg:y1="27.7cm" svg:x2="11.522cm" svg:y2="14.322cm" draw:start-shape="id58" draw:start-glue-point="0" draw:end-shape="id49" draw:end-glue-point="3" svg:d="M2967 27700l8555-13378" svg:viewBox="0 0 8556 13379">
          <text:p/>
        </draw:connector>
        <draw:connector draw:style-name="gr41" draw:text-style-name="P3" draw:layer="layout" draw:type="line" svg:x1="2.867cm" svg:y1="23.6cm" svg:x2="11.522cm" svg:y2="10.322cm" draw:start-shape="id59" draw:start-glue-point="0" draw:end-shape="id48" draw:end-glue-point="3" svg:d="M2867 23600l8655-13278" svg:viewBox="0 0 8656 13279">
          <text:p/>
        </draw:connector>
        <draw:frame draw:style-name="gr42" draw:text-style-name="P13" xml:id="id11" draw:id="id11" draw:layer="layout" svg:width="1.387cm" svg:height="1.405cm" svg:x="21.958cm" svg:y="9.593cm">
          <draw:text-box>
            <text:p><text:span text:style-name="T1">R</text:span><text:span text:style-name="T2">1</text:span></text:p>
          </draw:text-box>
        </draw:frame>
        <draw:frame draw:style-name="gr43" draw:text-style-name="P4" draw:layer="layout" svg:width="1.942cm" svg:height="1.475cm" draw:transform="rotate (0.986285560301996) translate (6.951cm 14.641cm)">
          <draw:text-box>
            <text:p text:style-name="P14"><text:span text:style-name="T8">Ψ</text:span><text:span text:style-name="T9">1,A</text:span></text:p>
          </draw:text-box>
        </draw:frame>
        <draw:frame draw:style-name="gr43" draw:text-style-name="P4" draw:layer="layout" svg:width="1.942cm" svg:height="1.475cm" draw:transform="rotate (0.986285560301996) translate (7.291cm 22.143cm)">
          <draw:text-box>
            <text:p text:style-name="P14"><text:span text:style-name="T8">Ψ</text:span><text:span text:style-name="T9">3,A</text:span></text:p>
          </draw:text-box>
        </draw:frame>
        <draw:frame draw:style-name="gr43" draw:text-style-name="P4" draw:layer="layout" svg:width="1.942cm" svg:height="1.475cm" draw:transform="rotate (0.986285560301996) translate (7.398cm 17.927cm)">
          <draw:text-box>
            <text:p text:style-name="P14"><text:span text:style-name="T8">Ψ</text:span><text:span text:style-name="T9">2,A</text:span></text:p>
          </draw:text-box>
        </draw:frame>
        <draw:frame draw:style-name="gr44" draw:text-style-name="P15" draw:layer="layout" svg:width="1.942cm" svg:height="1.476cm" svg:x="7.483cm" svg:y="24.436cm">
          <draw:text-box>
            <text:p text:style-name="P14"><text:span text:style-name="T8">Ψ</text:span><text:span text:style-name="T9">1,B</text:span></text:p>
          </draw:text-box>
        </draw:frame>
        <draw:frame draw:style-name="gr44" draw:text-style-name="P15" draw:layer="layout" svg:width="1.942cm" svg:height="1.476cm" svg:x="7.327cm" svg:y="26.779cm">
          <draw:text-box>
            <text:p text:style-name="P14"><text:span text:style-name="T8">Ψ</text:span><text:span text:style-name="T9">2,B</text:span></text:p>
          </draw:text-box>
        </draw:frame>
        <draw:frame draw:style-name="gr44" draw:text-style-name="P15" draw:layer="layout" svg:width="1.942cm" svg:height="1.476cm" svg:x="7.422cm" svg:y="30.805cm">
          <draw:text-box>
            <text:p text:style-name="P14"><text:span text:style-name="T8">Ψ</text:span><text:span text:style-name="T9">3,B</text:span></text:p>
          </draw:text-box>
        </draw:frame>
        <draw:frame draw:style-name="gr45" draw:text-style-name="P15" draw:layer="layout" svg:width="2.203cm" svg:height="1.496cm" draw:transform="rotate (-0.995535805337566) translate (8.628cm 38.053cm)">
          <draw:text-box>
            <text:p text:style-name="P14"><text:span text:style-name="T8">Ψ</text:span><text:span text:style-name="T9">2,C</text:span></text:p>
          </draw:text-box>
        </draw:frame>
        <draw:frame draw:style-name="gr45" draw:text-style-name="P15" draw:layer="layout" svg:width="2.203cm" svg:height="1.496cm" draw:transform="rotate (-0.995535805337566) translate (8.332cm 41.446cm)">
          <draw:text-box>
            <text:p text:style-name="P14"><text:span text:style-name="T8">Ψ</text:span><text:span text:style-name="T9">3,C</text:span></text:p>
          </draw:text-box>
        </draw:frame>
        <draw:frame draw:style-name="gr45" draw:text-style-name="P15" draw:layer="layout" svg:width="2.203cm" svg:height="1.496cm" draw:transform="rotate (-0.995535805337566) translate (8.689cm 34.072cm)">
          <draw:text-box>
            <text:p text:style-name="P14"><text:span text:style-name="T8">Ψ</text:span><text:span text:style-name="T9">1,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cm" fo:page-height="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11-15T17:25:35.156837638</meta:creation-date>
    <dc:date>2017-12-18T14:33:39.206248334</dc:date>
    <dc:creator>Sergey Budaev</dc:creator>
    <meta:editing-duration>PT22H11M48S</meta:editing-duration>
    <meta:editing-cycles>98</meta:editing-cycles>
    <meta:generator>LibreOffice/5.3.5.2$Linux_X86_64 LibreOffice_project/50d9bf2b0a79cdb85a3814b592608037a682059d</meta:generator>
    <meta:document-statistic meta:object-count="211"/>
  </office:meta>
</office:document-meta>
</file>